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2.421cm"/>
    </style:style>
    <style:style style:name="gr2" style:family="graphic" style:parent-style-name="objectwithoutfill">
      <style:graphic-properties svg:stroke-color="#000000" draw:fill="solid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00" fo:font-size="18pt" style:font-size-asian="18pt" style:font-size-complex="18pt"/>
    </style:style>
    <style:style style:name="P4" style:family="paragraph">
      <loext:graphic-properties draw:fill="solid" draw:fill-color="#000000"/>
      <style:paragraph-properties fo:text-align="center"/>
      <style:text-properties fo:color="#000000" fo:font-size="18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  <style:text-properties fo:color="#000000"/>
    </style:style>
    <style:style style:name="P6" style:family="paragraph">
      <style:paragraph-properties fo:text-align="center"/>
      <style:text-properties fo:color="#000000"/>
    </style:style>
    <style:style style:name="P7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/>
    </style:style>
    <style:style style:name="T7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1.143cm" svg:x="9.255cm" svg:y="2.651cm">
          <text:p text:style-name="P1"><text:span text:style-name="T1">User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921cm" svg:height="1.143cm" svg:x="15.478cm" svg:y="17.383cm">
          <text:p text:style-name="P1"><text:span text:style-name="T2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921cm" svg:height="1.143cm" svg:x="9.255cm" svg:y="10.017cm">
          <text:p text:style-name="P1"><text:span text:style-name="T2">Donor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921cm" svg:height="1.143cm" svg:x="2.651cm" svg:y="17.383cm">
          <text:p text:style-name="P1"><text:span text:style-name="T2">Do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21cm" svg:height="1.143cm" svg:x="2.651cm" svg:y="13.7cm">
          <text:p text:style-name="P1"><text:span text:style-name="T2">Donation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21cm" svg:height="1.143cm" svg:x="9.255cm" svg:y="13.7cm">
          <text:p text:style-name="P1"><text:span text:style-name="T2">Do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921cm" svg:height="1.143cm" svg:x="15.478cm" svg:y="13.7cm">
          <text:p text:style-name="P1"><text:span text:style-name="T3">T</text:span><text:span text:style-name="T4">ransaction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10.715cm" svg:y1="3.794cm" svg:x2="10.715cm" svg:y2="6.334cm" draw:start-shape="id1" draw:start-glue-point="2" draw:end-shape="id2" draw:end-glue-point="0" svg:d="M10715 3794v2540" svg:viewBox="0 0 1 2541">
          <text:p text:style-name="P3"><text:span text:style-name="T5">has an</text:span></text:p>
        </draw:connector>
        <draw:connector draw:style-name="gr2" draw:text-style-name="P5" draw:layer="layout" draw:type="line" svg:x1="5.572cm" svg:y1="14.271cm" svg:x2="9.255cm" svg:y2="14.271cm" draw:start-shape="id3" draw:start-glue-point="1" draw:end-shape="id4" draw:end-glue-point="3" svg:d="M5572 14271h3683" svg:viewBox="0 0 3684 1">
          <text:p text:style-name="P1"><text:span text:style-name="T6">Has a</text:span></text:p>
        </draw:connector>
        <draw:connector draw:style-name="gr2" draw:text-style-name="P5" draw:layer="layout" draw:type="line" svg:x1="10.715cm" svg:y1="11.16cm" svg:x2="10.715cm" svg:y2="13.7cm" draw:start-shape="id5" draw:start-glue-point="2" draw:end-shape="id4" draw:end-glue-point="0" svg:d="M10715 11160v2540" svg:viewBox="0 0 1 2541">
          <text:p text:style-name="P1"><text:span text:style-name="T6">maintains</text:span></text:p>
        </draw:connector>
        <draw:connector draw:style-name="gr2" draw:text-style-name="P5" draw:layer="layout" draw:type="line" svg:x1="12.176cm" svg:y1="14.271cm" svg:x2="15.478cm" svg:y2="14.271cm" draw:start-shape="id4" draw:start-glue-point="1" draw:end-shape="id6" draw:end-glue-point="3" svg:d="M12176 14271h3302" svg:viewBox="0 0 3303 1">
          <text:p text:style-name="P1"><text:span text:style-name="T6">Has a</text:span></text:p>
        </draw:connector>
        <draw:connector draw:style-name="gr2" draw:text-style-name="P5" draw:layer="layout" draw:type="line" svg:x1="4.111cm" svg:y1="14.843cm" svg:x2="4.111cm" svg:y2="17.383cm" draw:start-shape="id3" draw:start-glue-point="2" draw:end-shape="id7" draw:end-glue-point="0" svg:d="M4111 14843v2540" svg:viewBox="0 0 1 2541">
          <text:p text:style-name="P1"><text:span text:style-name="T6">maintains</text:span></text:p>
        </draw:connector>
        <draw:connector draw:style-name="gr2" draw:text-style-name="P5" draw:layer="layout" draw:type="line" svg:x1="16.938cm" svg:y1="14.843cm" svg:x2="16.938cm" svg:y2="17.383cm" draw:start-shape="id6" draw:start-glue-point="2" draw:end-shape="id8" draw:end-glue-point="0" svg:d="M16938 14843v2540" svg:viewBox="0 0 1 2541">
          <text:p text:style-name="P1"><text:span text:style-name="T6">maintains</text:span></text:p>
        </draw:connector>
        <draw:custom-shape draw:style-name="gr1" draw:text-style-name="P2" xml:id="id2" draw:id="id2" draw:layer="layout" svg:width="2.921cm" svg:height="1.143cm" svg:x="9.255cm" svg:y="6.334cm">
          <text:p text:style-name="P1"><text:span text:style-name="T2">Organization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15cm" svg:y1="7.477cm" svg:x2="10.715cm" svg:y2="10.017cm" draw:start-shape="id2" draw:start-glue-point="2" draw:end-shape="id5" draw:end-glue-point="0" svg:d="M10715 7477v2540" svg:viewBox="0 0 1 2541">
          <text:p text:style-name="P6"><text:span text:style-name="T7">has a</text:span></text:p>
        </draw:connector>
        <draw:frame draw:style-name="gr3" draw:text-style-name="P7" draw:layer="layout" svg:width="1.397cm" svg:height="0.962cm" svg:x="4.175cm" svg:y="14.97cm">
          <draw:text-box>
            <text:p>1</text:p>
          </draw:text-box>
        </draw:frame>
        <draw:frame draw:style-name="gr3" draw:text-style-name="P7" draw:layer="layout" svg:width="1.143cm" svg:height="0.962cm" svg:x="4.175cm" svg:y="16.494cm">
          <draw:text-box>
            <text:p>*</text:p>
          </draw:text-box>
        </draw:frame>
        <draw:frame draw:style-name="gr4" draw:text-style-name="P7" draw:layer="layout" svg:width="1.397cm" svg:height="1.016cm" svg:x="17.002cm" svg:y="14.843cm">
          <draw:text-box>
            <text:p>1</text:p>
          </draw:text-box>
        </draw:frame>
        <draw:frame draw:style-name="gr3" draw:text-style-name="P7" draw:layer="layout" svg:width="1.143cm" svg:height="0.962cm" svg:x="17.002cm" svg:y="16.621cm">
          <draw:text-box>
            <text:p>*</text:p>
          </draw:text-box>
        </draw:frame>
        <draw:frame draw:style-name="gr3" draw:text-style-name="P7" draw:layer="layout" svg:width="1.397cm" svg:height="0.962cm" svg:x="4.176cm" svg:y="14.97cm">
          <draw:text-box>
            <text:p>1</text:p>
          </draw:text-box>
        </draw:frame>
        <draw:frame draw:style-name="gr3" draw:text-style-name="P7" draw:layer="layout" svg:width="1.143cm" svg:height="0.962cm" svg:x="4.176cm" svg:y="16.494cm">
          <draw:text-box>
            <text:p>*</text:p>
          </draw:text-box>
        </draw:frame>
        <draw:frame draw:style-name="gr5" draw:text-style-name="P7" draw:layer="layout" svg:width="0.508cm" svg:height="0.962cm" svg:x="12.176cm" svg:y="13.373cm">
          <draw:text-box>
            <text:p>1</text:p>
          </draw:text-box>
        </draw:frame>
        <draw:frame draw:style-name="gr6" draw:text-style-name="P7" draw:layer="layout" svg:width="0.853cm" svg:height="0.962cm" svg:x="8.402cm" svg:y="13.573cm">
          <draw:text-box>
            <text:p>1</text:p>
          </draw:text-box>
        </draw:frame>
        <draw:frame draw:style-name="gr5" draw:text-style-name="P7" draw:layer="layout" svg:width="0.508cm" svg:height="0.962cm" svg:x="5.445cm" svg:y="13.446cm">
          <draw:text-box>
            <text:p>1</text:p>
          </draw:text-box>
        </draw:frame>
        <draw:frame draw:style-name="gr5" draw:text-style-name="P7" draw:layer="layout" svg:width="0.508cm" svg:height="0.962cm" svg:x="14.843cm" svg:y="13.446cm">
          <draw:text-box>
            <text:p>1</text:p>
          </draw:text-box>
        </draw:frame>
        <draw:frame draw:style-name="gr3" draw:text-style-name="P7" draw:layer="layout" svg:width="1.397cm" svg:height="0.962cm" svg:x="10.652cm" svg:y="11.287cm">
          <draw:text-box>
            <text:p>1</text:p>
          </draw:text-box>
        </draw:frame>
        <draw:frame draw:style-name="gr3" draw:text-style-name="P7" draw:layer="layout" svg:width="1.143cm" svg:height="0.962cm" svg:x="10.652cm" svg:y="12.811cm">
          <draw:text-box>
            <text:p>*</text:p>
          </draw:text-box>
        </draw:frame>
        <draw:frame draw:style-name="gr3" draw:text-style-name="P7" draw:layer="layout" svg:width="1.397cm" svg:height="0.962cm" svg:x="10.653cm" svg:y="11.287cm">
          <draw:text-box>
            <text:p>1</text:p>
          </draw:text-box>
        </draw:frame>
        <draw:frame draw:style-name="gr3" draw:text-style-name="P7" draw:layer="layout" svg:width="1.143cm" svg:height="0.962cm" svg:x="10.653cm" svg:y="12.811cm">
          <draw:text-box>
            <text:p>*</text:p>
          </draw:text-box>
        </draw:frame>
        <draw:frame draw:style-name="gr3" draw:text-style-name="P7" draw:layer="layout" svg:width="1.397cm" svg:height="0.962cm" svg:x="10.779cm" svg:y="7.604cm">
          <draw:text-box>
            <text:p>1</text:p>
          </draw:text-box>
        </draw:frame>
        <draw:frame draw:style-name="gr7" draw:text-style-name="P7" draw:layer="layout" svg:width="1.27cm" svg:height="1.143cm" svg:x="10.779cm" svg:y="9.001cm">
          <draw:text-box>
            <text:p>1</text:p>
          </draw:text-box>
        </draw:frame>
        <draw:frame draw:style-name="gr8" draw:text-style-name="P7" draw:layer="layout" svg:width="1.016cm" svg:height="0.962cm" svg:x="10.779cm" svg:y="3.921cm">
          <draw:text-box>
            <text:p>1</text:p>
          </draw:text-box>
        </draw:frame>
        <draw:frame draw:style-name="gr3" draw:text-style-name="P7" draw:layer="layout" svg:width="1.27cm" svg:height="0.962cm" svg:x="10.779cm" svg:y="5.31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23:00:28.325000000</meta:creation-date>
    <dc:date>2019-03-28T18:18:47.970000000</dc:date>
    <meta:editing-duration>P5DT13H51M17S</meta:editing-duration>
    <meta:editing-cycles>3</meta:editing-cycles>
    <meta:generator>LibreOffice/6.2.1.2$Windows_X86_64 LibreOffice_project/7bcb35dc3024a62dea0caee87020152d1ee96e71</meta:generator>
    <meta:document-statistic meta:object-count="33"/>
  </office:meta>
</office:document-meta>
</file>